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7a96" officeooo:paragraph-rsid="001a7a96"/>
    </style:style>
    <style:style style:name="P2" style:family="paragraph" style:parent-style-name="Standard">
      <style:text-properties officeooo:rsid="001a7a96" officeooo:paragraph-rsid="001a7a96"/>
    </style:style>
    <style:style style:name="P3" style:family="paragraph" style:parent-style-name="Standard">
      <style:text-properties officeooo:rsid="001e7025" officeooo:paragraph-rsid="001e7025"/>
    </style:style>
    <style:style style:name="P4" style:family="paragraph" style:parent-style-name="Standard">
      <style:text-properties fo:font-weight="bold" officeooo:rsid="001e7025" officeooo:paragraph-rsid="001e7025" style:font-weight-asian="bold" style:font-weight-complex="bold"/>
    </style:style>
    <style:style style:name="P5" style:family="paragraph" style:parent-style-name="Standard">
      <style:text-properties fo:font-weight="bold" officeooo:rsid="00203c14" officeooo:paragraph-rsid="00203c14" style:font-weight-asian="bold" style:font-weight-complex="bold"/>
    </style:style>
    <style:style style:name="P6" style:family="paragraph" style:parent-style-name="Standard">
      <style:text-properties fo:font-weight="normal" officeooo:rsid="001e7025" officeooo:paragraph-rsid="001e7025" style:font-weight-asian="normal" style:font-weight-complex="normal"/>
    </style:style>
    <style:style style:name="T1" style:family="text">
      <style:text-properties officeooo:rsid="00203c14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servations</text:p>
      <text:p text:style-name="P1"/>
      <text:p text:style-name="P3">Exploratory observations concerning the performance of the sensors:</text:p>
      <text:p text:style-name="P3"/>
      <text:p text:style-name="P4">Outliers and peaks in the data</text:p>
      <text:p text:style-name="P3">All sensors report weird looking outliers for the chemicals AGOC-3A and Methylosmolene. This is not necessarily the caused by bad performance, but can also be because of the nature of these chemicals. Sensor 8 has a weird outliers on AGOC-3A that form some kind of peak in the data-points. Sensor 2 also has outliers for the chemical Chlorodine. </text:p>
      <text:p text:style-name="P3"/>
      <text:p text:style-name="P4">Datapoints drifting up, and spreading out</text:p>
      <text:p text:style-name="P6">Sensor 4 has its data-points drifting upward over time. It seems to be caused by an error when collecting the data. Sensor 5 has its data-points spreading out (spreading upward) over time. <text:span text:style-name="T1">This also seems an error, because no other sensor shows this result. Sensor 9 has a weird bump in the data-points. Midway through the second test-period the data-points suddenly get more spread out. This also seems an error, because no other sensor shows this.</text:span></text:p>
      <text:p text:style-name="P6"/>
      <text:p text:style-name="P5">Handicapped sensors</text:p>
      <text:p text:style-name="P5"><text:span text:style-name="T2">Sensor 4: Drift.</text:span></text:p>
      <text:p text:style-name="P5"><text:span text:style-name="T2">Sensor 5: Spread.</text:span></text:p>
      <text:p text:style-name="P5"><text:span text:style-name="T2">Sensor 9: Sudden spread.</text:span></text:p>
      <text:p text:style-name="P5"><text:span text:style-name="T2"/></text:p>
      <text:p text:style-name="P5">To Do:</text:p>
      <text:p text:style-name="P5"><text:span text:style-name="T2">Find out if the outliers on AGOC-3A and Methylosmolene are errors or not.</text:span></text:p>
      <text:p text:style-name="P5"><text:span text:style-name="T2">Reverse drift, spread and sudden spread?</text:span></text:p>
      <text:p text:style-name="P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54:35.432625585</meta:creation-date>
    <dc:date>2018-06-13T21:51:32.608690015</dc:date>
    <meta:editing-duration>PT25M22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188" meta:character-count="1141" meta:non-whitespace-character-count="964"/>
  </office:meta>
</office:document-meta>
</file>